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colCommandSupport.removeProtocolCommandListener( ProtocolComman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colCommandSupport.addProtocolCommandListener( ProtocolComman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colCommandSupport.ProtocolCommandSuppor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tocolCommandSupport.fireCommandSent( String command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tocolCommandSupport.fireReplyReceived( int replyCode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tocolCommandSupport.getListen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